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e2908"/>
    </style:style>
    <style:style style:name="P3" style:family="paragraph" style:parent-style-name="Text_20_body" style:list-style-name="L1">
      <style:text-properties officeooo:rsid="000a75f2" officeooo:paragraph-rsid="000e2908"/>
    </style:style>
    <style:style style:name="T1" style:family="text">
      <style:text-properties officeooo:rsid="000e2908"/>
    </style:style>
    <style:style style:name="T2" style:family="text">
      <style:text-properties officeooo:rsid="0015c76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tthew 3:13-17</text:h>
      <text:h text:style-name="Heading_20_2" text:outline-level="2"><text:bookmark text:name="en-GNT-26252"/>The Baptism of Jesus</text:h>
      <text:list xml:id="list2992252471" text:style-name="L1">
        <text:list-item>
          <text:p text:style-name="P1">At that time Jesus arrived from Galilee and came to John at the Jordan to be baptized by him. <text:bookmark text:name="en-GNT-26253"/>But John tried to make him change his mind. “I ought to be baptized by you,” John said, “and yet you have come to me!”<text:bookmark text:name="en-GNT-26254"/> But Jesus answered him, “Let it be so for now. For in this way we shall do all that God requires.” So John agreed.<text:bookmark text:name="en-GNT-26255"/> As soon as Jesus was baptized, he came up out of the water. Then heaven was opened to him, and he saw the Spirit of God coming down like a dove and lighting on him. <text:bookmark text:name="en-GNT-26256"/>Then a voice said from heaven, “This is my own dear Son, with whom I am pleased.”</text:p>
        </text:list-item>
        <text:list-item>
          <text:p text:style-name="P3">I can only imagine how John felt when he saw the son of God, he was also blessed to know that Jesus was the son of God.</text:p>
        </text:list-item>
        <text:list-item>
          <text:p text:style-name="P2"><text:span text:style-name="T1">After the baptism the spirit of God landed on Jesus and God spoke, I can also imagine what it also felt like for all who were present </text:span><text:span text:style-name="T2">including John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7:41:23.251831045</meta:creation-date>
    <dc:date>2021-10-14T07:50:00.062664750</dc:date>
    <meta:editing-duration>PT8M3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85" meta:character-count="880" meta:non-whitespace-character-count="703"/>
  </office:meta>
</office:document-meta>
</file>